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ingdings" svg:font-family="Wingdings, 'Abyssinica SIL'"/>
    <style:font-face style:name="Courier New1" svg:font-family="'Courier New'" style:font-family-generic="modern"/>
    <style:font-face style:name="Book Antiqua" svg:font-family="'Book Antiqua', Constantia" style:font-family-generic="roman"/>
    <style:font-face style:name="Symbol" svg:font-family="Symbol, 'Abyssinica SIL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Helvetica" svg:font-family="Helvetica, Arial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6.1243in" table:align="left" style:writing-mode="lr-tb"/>
    </style:style>
    <style:style style:name="Table7.A" style:family="table-column">
      <style:table-column-properties style:column-width="0.8861in"/>
    </style:style>
    <style:style style:name="Table7.B" style:family="table-column">
      <style:table-column-properties style:column-width="0.6889in"/>
    </style:style>
    <style:style style:name="Table7.C" style:family="table-column">
      <style:table-column-properties style:column-width="3.15in"/>
    </style:style>
    <style:style style:name="Table7.D" style:family="table-column">
      <style:table-column-properties style:column-width="1.39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dfdfd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dfdfdf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7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7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D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D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" style:family="table">
      <style:table-properties style:width="5.9375in" fo:margin-left="0.1972in" table:align="left" style:writing-mode="lr-tb"/>
    </style:style>
    <style:style style:name="Table1.A" style:family="table-column">
      <style:table-column-properties style:column-width="1.5632in"/>
    </style:style>
    <style:style style:name="Table1.B" style:family="table-column">
      <style:table-column-properties style:column-width="4.3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0.4056in" fo:keep-together="auto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in" fo:margin-left="0.291in" table:align="left" style:writing-mode="lr-tb"/>
    </style:style>
    <style:style style:name="Table2.A" style:family="table-column">
      <style:table-column-properties style:column-width="1.6792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2.35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0396in" fo:margin-left="0.2813in" table:align="left" style:writing-mode="lr-tb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2.7604in"/>
    </style:style>
    <style:style style:name="Table3.C" style:family="table-column">
      <style:table-column-properties style:column-width="1.1771in"/>
    </style:style>
    <style:style style:name="Table3.D" style:family="table-column">
      <style:table-column-properties style:column-width="1.6021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 style:master-page-name="">
      <style:table-properties style:width="6.3069in" fo:margin-left="0.2924in" style:page-number="auto" table:align="left" style:writing-mode="lr-tb"/>
    </style:style>
    <style:style style:name="Table4.A" style:family="table-column">
      <style:table-column-properties style:column-width="2.4604in"/>
    </style:style>
    <style:style style:name="Table4.B" style:family="table-column">
      <style:table-column-properties style:column-width="3.8465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3931in" fo:keep-together="always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2257in" fo:margin-left="0.0951in" table:align="left" style:writing-mode="lr-tb"/>
    </style:style>
    <style:style style:name="Table5.A" style:family="table-column">
      <style:table-column-properties style:column-width="0.3215in"/>
    </style:style>
    <style:style style:name="Table5.B" style:family="table-column">
      <style:table-column-properties style:column-width="2.8382in"/>
    </style:style>
    <style:style style:name="Table5.C" style:family="table-column">
      <style:table-column-properties style:column-width="1.5701in"/>
    </style:style>
    <style:style style:name="Table5.D" style:family="table-column">
      <style:table-column-properties style:column-width="1.4958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Arial" fo:font-size="14pt" style:font-size-asian="14pt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0" style:family="paragraph" style:parent-style-name="Standard">
      <style:text-properties fo:color="#ff0000"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style:font-name-complex="Arial"/>
    </style:style>
    <style:style style:name="P12" style:family="paragraph" style:parent-style-name="Standard">
      <style:paragraph-properties fo:line-height="100%" fo:text-align="justify" style:justify-single-word="false" fo:orphans="2" fo:widows="2"/>
      <style:text-properties style:font-name="Arial1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1" style:font-name-complex="Arial"/>
    </style:style>
    <style:style style:name="P14" style:family="paragraph" style:parent-style-name="Standard">
      <style:text-properties style:font-name="Arial1" fo:font-style="normal" style:font-style-asian="normal" style:font-name-complex="Arial" style:font-style-complex="normal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Header">
      <style:paragraph-properties fo:margin-top="0.0417in" fo:margin-bottom="0in" loext:contextual-spacing="false"/>
    </style:style>
    <style:style style:name="P18" style:family="paragraph" style:parent-style-name="Footer">
      <style:paragraph-properties fo:margin-top="0.0417in" fo:margin-bottom="0in" loext:contextual-spacing="false" fo:text-align="start" style:justify-single-word="false"/>
    </style:style>
    <style:style style:name="P19" style:family="paragraph" style:parent-style-name="Footer">
      <style:paragraph-properties fo:margin-top="0.0417in" fo:margin-bottom="0in" loext:contextual-spacing="false" fo:text-align="end" style:justify-single-word="false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Standard">
      <style:paragraph-properties fo:margin-left="0in" fo:margin-right="0in" fo:text-indent="0.5in" style:auto-text-indent="false"/>
      <style:text-properties style:font-name="Arial" style:font-name-complex="Arial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style:font-name-complex="Arial"/>
    </style:style>
    <style:style style:name="P23" style:family="paragraph" style:parent-style-name="Text_20_body">
      <style:paragraph-properties fo:margin-left="0in" fo:margin-right="0in" fo:text-indent="0.5in" style:auto-text-indent="false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style:font-name="Arial" style:font-name-complex="Arial"/>
    </style:style>
    <style:style style:name="P25" style:family="paragraph" style:parent-style-name="Standard">
      <style:paragraph-properties fo:margin-left="0.148in" fo:margin-right="0in" fo:text-indent="-0.148in" style:auto-text-indent="false"/>
      <style:text-properties style:font-name="Arial" style:font-name-complex="Arial"/>
    </style:style>
    <style:style style:name="P26" style:family="paragraph" style:parent-style-name="Standard">
      <style:paragraph-properties fo:margin-left="0.148in" fo:margin-right="0in" fo:text-indent="-0.148in" style:auto-text-indent="false"/>
      <style:text-properties style:font-name="Arial" officeooo:paragraph-rsid="00047825" style:font-name-complex="Arial"/>
    </style:style>
    <style:style style:name="P27" style:family="paragraph" style:parent-style-name="Standard">
      <style:paragraph-properties fo:margin-left="0.0047in" fo:margin-right="0in" fo:text-indent="-0.0047in" style:auto-text-indent="false"/>
      <style:text-properties style:font-name="Arial" style:font-name-complex="Ari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1" fo:font-weight="bold" style:font-weight-asian="bold" style:font-name-complex="Arial" style:font-weight-complex="bold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1" fo:font-weight="bold" officeooo:rsid="00047825" officeooo:paragraph-rsid="00047825" style:font-weight-asian="bold" style:font-name-complex="Arial" style:font-weight-complex="bold"/>
    </style:style>
    <style:style style:name="P31" style:family="paragraph" style:parent-style-name="Tabletext">
      <style:paragraph-properties fo:margin-left="0in" fo:margin-right="0in" fo:margin-top="0.0417in" fo:margin-bottom="0.0417in" loext:contextual-spacing="false" fo:text-indent="0in" style:auto-text-indent="false"/>
      <style:text-properties style:font-name="Arial1" fo:language="pt" fo:country="BR" officeooo:paragraph-rsid="0005ff46" style:font-name-complex="Times"/>
    </style:style>
    <style:style style:name="P32" style:family="paragraph" style:parent-style-name="Tabletext">
      <style:paragraph-properties fo:margin-left="0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6215e" style:font-name-complex="Times"/>
    </style:style>
    <style:style style:name="P33" style:family="paragraph" style:parent-style-name="Tabletext">
      <style:paragraph-properties fo:margin-left="0in" fo:margin-right="0in" fo:margin-top="0.0417in" fo:margin-bottom="0.0417in" loext:contextual-spacing="false" fo:text-indent="0in" style:auto-text-indent="false"/>
      <style:text-properties style:font-name="Arial1" fo:language="pt" fo:country="BR" officeooo:rsid="001245d5" officeooo:paragraph-rsid="001245d5" style:font-name-complex="Times"/>
    </style:style>
    <style:style style:name="P34" style:family="paragraph" style:parent-style-name="Tabletext">
      <style:paragraph-properties fo:margin-left="0in" fo:margin-right="0in" fo:margin-top="0.0417in" fo:margin-bottom="0.0417in" loext:contextual-spacing="false" fo:text-align="center" style:justify-single-word="false" fo:text-indent="0in" style:auto-text-indent="false"/>
      <style:text-properties style:font-name="Arial1" fo:font-size="11pt" fo:language="pt" fo:country="BR" fo:font-weight="bold" officeooo:paragraph-rsid="0005ff46" style:font-size-asian="11pt" style:font-weight-asian="bold"/>
    </style:style>
    <style:style style:name="P35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Arial" style:font-name-complex="Arial"/>
    </style:style>
    <style:style style:name="P3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style:font-name-complex="Arial"/>
    </style:style>
    <style:style style:name="P37" style:family="paragraph" style:parent-style-name="Standard">
      <style:paragraph-properties fo:margin-left="0in" fo:margin-right="0in" fo:text-indent="0.25in" style:auto-text-indent="false"/>
      <style:text-properties style:font-name="Arial" style:font-name-complex="Arial"/>
    </style:style>
    <style:style style:name="P38" style:family="paragraph" style:parent-style-name="Heading">
      <style:paragraph-properties fo:text-align="end" style:justify-single-word="false"/>
      <style:text-properties fo:font-size="20pt" style:font-size-asian="20pt" style:font-name-complex="Arial"/>
    </style:style>
    <style:style style:name="P39" style:family="paragraph" style:parent-style-name="Text_20_body">
      <style:text-properties style:font-name-complex="Arial"/>
    </style:style>
    <style:style style:name="P40" style:family="paragraph" style:parent-style-name="Text_20_body">
      <style:paragraph-properties fo:margin-left="0.5in" fo:margin-right="-0.1299in" fo:text-indent="0in" style:auto-text-indent="false"/>
    </style:style>
    <style:style style:name="P41" style:family="paragraph" style:parent-style-name="infoblue">
      <style:text-properties style:font-name="Arial" style:font-name-complex="Arial"/>
    </style:style>
    <style:style style:name="P42" style:family="paragraph" style:parent-style-name="InfoBlue">
      <style:text-properties style:font-name="Arial" style:font-name-complex="Arial"/>
    </style:style>
    <style:style style:name="P43" style:family="paragraph" style:parent-style-name="Tabletext">
      <style:paragraph-properties fo:margin-left="0.0236in" fo:margin-right="0in" fo:margin-top="0.0417in" fo:margin-bottom="0.0417in" loext:contextual-spacing="false" fo:text-indent="0in" style:auto-text-indent="false"/>
      <style:text-properties style:font-name="Arial1" fo:language="pt" fo:country="BR" officeooo:paragraph-rsid="0005ff46" style:font-name-complex="Times"/>
    </style:style>
    <style:style style:name="P44" style:family="paragraph" style:parent-style-name="Tabletext">
      <style:paragraph-properties fo:margin-left="0.0236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6215e" style:font-name-complex="Times"/>
    </style:style>
    <style:style style:name="P45" style:family="paragraph" style:parent-style-name="Tabletext">
      <style:paragraph-properties fo:margin-left="0.0236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5ff46" style:font-name-complex="Times"/>
    </style:style>
    <style:style style:name="P46" style:family="paragraph" style:parent-style-name="Tabletext">
      <style:paragraph-properties fo:margin-left="0.0236in" fo:margin-right="0in" fo:margin-top="0.0417in" fo:margin-bottom="0.0417in" loext:contextual-spacing="false" fo:text-indent="0in" style:auto-text-indent="false"/>
      <style:text-properties style:font-name="Arial1" fo:language="pt" fo:country="BR" officeooo:rsid="001245d5" officeooo:paragraph-rsid="001245d5" style:font-name-complex="Times"/>
    </style:style>
    <style:style style:name="P47" style:family="paragraph" style:parent-style-name="Tabletext">
      <style:paragraph-properties fo:margin-left="0.0236in" fo:margin-right="0in" fo:margin-top="0.0417in" fo:margin-bottom="0.0417in" loext:contextual-spacing="false" fo:text-align="center" style:justify-single-word="false" fo:text-indent="0in" style:auto-text-indent="false"/>
      <style:text-properties style:font-name="Arial1" fo:font-size="11pt" fo:language="pt" fo:country="BR" fo:font-weight="bold" officeooo:paragraph-rsid="0005ff46" style:font-size-asian="11pt" style:font-weight-asian="bold"/>
    </style:style>
    <style:style style:name="P48" style:family="paragraph" style:parent-style-name="Tabletext">
      <style:paragraph-properties fo:margin-left="0.0209in" fo:margin-right="0in" fo:margin-top="0.0417in" fo:margin-bottom="0.0417in" loext:contextual-spacing="false" fo:text-indent="0in" style:auto-text-indent="false"/>
      <style:text-properties style:font-name="Arial1" fo:language="pt" fo:country="BR" officeooo:paragraph-rsid="0005ff46" style:font-name-complex="Times"/>
    </style:style>
    <style:style style:name="P49" style:family="paragraph" style:parent-style-name="Tabletext">
      <style:paragraph-properties fo:margin-left="0.0209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6215e" style:font-name-complex="Times"/>
    </style:style>
    <style:style style:name="P50" style:family="paragraph" style:parent-style-name="Tabletext">
      <style:paragraph-properties fo:margin-left="0.0209in" fo:margin-right="0in" fo:margin-top="0.0417in" fo:margin-bottom="0.0417in" loext:contextual-spacing="false" fo:text-indent="0in" style:auto-text-indent="false"/>
      <style:text-properties style:font-name="Arial1" fo:language="pt" fo:country="BR" officeooo:rsid="001245d5" officeooo:paragraph-rsid="001245d5" style:font-name-complex="Times"/>
    </style:style>
    <style:style style:name="P51" style:family="paragraph" style:parent-style-name="Tabletext">
      <style:paragraph-properties fo:margin-left="0.0209in" fo:margin-right="0in" fo:margin-top="0.0417in" fo:margin-bottom="0.0417in" loext:contextual-spacing="false" fo:text-align="center" style:justify-single-word="false" fo:text-indent="0in" style:auto-text-indent="false"/>
      <style:text-properties style:font-name="Arial1" fo:font-size="11pt" fo:language="pt" fo:country="BR" fo:font-weight="bold" officeooo:paragraph-rsid="0005ff46" style:font-size-asian="11pt" style:font-weight-asian="bold"/>
    </style:style>
    <style:style style:name="P52" style:family="paragraph" style:parent-style-name="Standard" style:list-style-name="WW8Num14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3" style:family="paragraph" style:parent-style-name="Standard" style:list-style-name="WW8Num3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4" style:family="paragraph" style:parent-style-name="Standard" style:list-style-name="WW8Num14">
      <style:paragraph-properties fo:text-align="center" style:justify-single-word="false" style:snap-to-layout-grid="false"/>
      <style:text-properties style:font-name="Arial" style:font-name-complex="Arial"/>
    </style:style>
    <style:style style:name="P55" style:family="paragraph" style:parent-style-name="Standard" style:list-style-name="WW8Num3">
      <style:paragraph-properties fo:text-align="center" style:justify-single-word="false" style:snap-to-layout-grid="false"/>
      <style:text-properties style:font-name="Arial" style:font-name-complex="Arial"/>
    </style:style>
    <style:style style:name="P56" style:family="paragraph" style:parent-style-name="Standard" style:list-style-name="WW8Num4">
      <style:text-properties style:font-name="Arial" style:font-name-complex="Arial"/>
    </style:style>
    <style:style style:name="P57" style:family="paragraph" style:parent-style-name="Standard" style:master-page-name="Convert_20_2">
      <style:paragraph-properties fo:text-align="center" style:justify-single-word="false" style:page-number="auto"/>
      <style:text-properties style:font-name="Arial1" fo:font-size="14pt" fo:font-weight="bold" officeooo:paragraph-rsid="0005ff46" style:font-size-asian="14pt" style:font-weight-asian="bold" style:font-name-complex="Arial1"/>
    </style:style>
    <style:style style:name="P58" style:family="paragraph" style:parent-style-name="Standard" style:list-style-name="WW8Num5">
      <style:paragraph-properties fo:margin-left="0.2917in" fo:margin-right="0in" fo:line-height="100%" fo:text-align="justify" style:justify-single-word="false" fo:orphans="2" fo:widows="2" fo:text-indent="-0.2917in" style:auto-text-indent="false">
        <style:tab-stops>
          <style:tab-stop style:position="0.2917in"/>
        </style:tab-stops>
      </style:paragraph-properties>
      <style:text-properties style:font-name="Arial1" style:font-name-complex="Arial"/>
    </style:style>
    <style:style style:name="P59" style:family="paragraph" style:parent-style-name="Standard" style:list-style-name="WW8Num5">
      <style:paragraph-properties fo:margin-left="0.2917in" fo:margin-right="0in" fo:line-height="100%" fo:text-align="justify" style:justify-single-word="false" fo:orphans="2" fo:widows="2" fo:text-indent="-0.2917in" style:auto-text-indent="false">
        <style:tab-stops>
          <style:tab-stop style:position="0.2917in"/>
        </style:tab-stops>
      </style:paragraph-properties>
      <style:text-properties style:font-name="Arial1" fo:font-style="normal" style:font-style-asian="normal" style:font-name-complex="Arial" style:font-style-complex="normal"/>
    </style:style>
    <style:style style:name="P60" style:family="paragraph" style:parent-style-name="Standard" style:list-style-name="WW8Num8">
      <style:paragraph-properties fo:margin-left="0.2917in" fo:margin-right="0in" fo:text-indent="-0.2917in" style:auto-text-indent="false">
        <style:tab-stops>
          <style:tab-stop style:position="0.2917in"/>
        </style:tab-stops>
      </style:paragraph-properties>
      <style:text-properties style:font-name="Arial" style:font-name-complex="Arial"/>
    </style:style>
    <style:style style:name="P61" style:family="paragraph" style:parent-style-name="Standard" style:list-style-name="WW8Num9">
      <style:paragraph-properties fo:margin-left="0.2917in" fo:margin-right="0in" fo:text-indent="-0.2917in" style:auto-text-indent="false">
        <style:tab-stops>
          <style:tab-stop style:position="0.2917in"/>
        </style:tab-stops>
      </style:paragraph-properties>
      <style:text-properties style:font-name="Arial" style:font-name-complex="Arial"/>
    </style:style>
    <style:style style:name="P62" style:family="paragraph" style:parent-style-name="Standard" style:list-style-name="WW8Num7">
      <style:paragraph-properties fo:margin-left="0.2917in" fo:margin-right="0in" fo:text-indent="-0.2917in" style:auto-text-indent="false">
        <style:tab-stops>
          <style:tab-stop style:position="0.2917in"/>
        </style:tab-stops>
      </style:paragraph-properties>
      <style:text-properties style:font-name="Arial" style:font-name-complex="Arial"/>
    </style:style>
    <style:style style:name="P63" style:family="paragraph" style:parent-style-name="Standard" style:list-style-name="WW8Num7">
      <style:paragraph-properties fo:margin-left="0.2917in" fo:margin-right="0in" fo:text-indent="-0.2917in" style:auto-text-indent="false">
        <style:tab-stops>
          <style:tab-stop style:position="0.2917in"/>
        </style:tab-stops>
      </style:paragraph-properties>
      <style:text-properties style:font-name="Arial" officeooo:paragraph-rsid="00175165" style:font-name-complex="Arial"/>
    </style:style>
    <style:style style:name="P64" style:family="paragraph" style:parent-style-name="Standard" style:list-style-name="WW8Num6">
      <style:paragraph-properties fo:margin-left="0.8752in" fo:margin-right="0in" fo:text-align="justify" style:justify-single-word="false" fo:text-indent="-0.2917in" style:auto-text-indent="false">
        <style:tab-stops>
          <style:tab-stop style:position="0.2917in"/>
        </style:tab-stops>
      </style:paragraph-properties>
      <style:text-properties style:font-name="Arial" style:font-name-complex="Arial"/>
    </style:style>
    <style:style style:name="P65" style:family="paragraph" style:parent-style-name="Standard" style:list-style-name="WW8Num11">
      <style:paragraph-properties fo:margin-left="0.8752in" fo:margin-right="0in" fo:text-indent="-0.2917in" style:auto-text-indent="false">
        <style:tab-stops>
          <style:tab-stop style:position="0.2917in"/>
        </style:tab-stops>
      </style:paragraph-properties>
      <style:text-properties style:font-name="Arial" style:font-name-complex="Arial"/>
    </style:style>
    <style:style style:name="P66" style:family="paragraph" style:parent-style-name="Standard" style:list-style-name="WW8Num8">
      <loext:graphic-properties draw:fill="none"/>
      <style:paragraph-properties fo:margin-left="0.3118in" fo:margin-right="0in" style:line-height-at-least="0.1665in" fo:orphans="0" fo:widows="0" fo:text-indent="-0.3118in" style:auto-text-indent="false" fo:background-color="transparent" style:writing-mode="lr-tb">
        <style:tab-stops>
          <style:tab-stop style:position="0.2917in"/>
        </style:tab-stops>
      </style:paragraph-properties>
      <style:text-properties fo:font-style="normal" officeooo:rsid="00175165" officeooo:paragraph-rsid="00175165" style:font-style-asian="normal" style:font-style-complex="normal"/>
    </style:style>
    <style:style style:name="P67" style:family="paragraph" style:parent-style-name="Heading" style:list-style-name="" style:master-page-name="Standard">
      <style:paragraph-properties fo:margin-top="3.75in" fo:margin-bottom="0in" loext:contextual-spacing="false" fo:text-align="end" style:justify-single-word="false" style:page-number="auto"/>
    </style:style>
    <style:style style:name="P68" style:family="paragraph" style:parent-style-name="Heading" style:list-style-name="">
      <style:paragraph-properties fo:text-align="end" style:justify-single-word="false"/>
      <style:text-properties fo:font-size="20pt" style:font-size-asian="20pt" style:font-name-complex="Arial"/>
    </style:style>
    <style:style style:name="P69" style:family="paragraph" style:parent-style-name="Heading" style:list-style-name="">
      <style:paragraph-properties fo:text-align="end" style:justify-single-word="false"/>
      <style:text-properties fo:font-size="14pt" style:font-size-asian="14pt" style:font-name-complex="Arial"/>
    </style:style>
    <style:style style:name="P70" style:family="paragraph" style:parent-style-name="Heading_20_2">
      <style:text-properties style:font-name-complex="Arial"/>
    </style:style>
    <style:style style:name="P71" style:family="paragraph" style:parent-style-name="Heading_20_3">
      <style:text-properties style:font-name-complex="Arial"/>
    </style:style>
    <style:style style:name="P72" style:family="paragraph" style:parent-style-name="Heading_20_3">
      <style:text-properties officeooo:rsid="00168c21" style:font-name-complex="Arial"/>
    </style:style>
    <style:style style:name="P73" style:family="paragraph" style:parent-style-name="Heading_20_1">
      <style:text-properties style:font-name-complex="Arial"/>
    </style:style>
    <style:style style:name="P74" style:family="paragraph" style:parent-style-name="Heading_20_1">
      <style:text-properties officeooo:paragraph-rsid="0005ff46" style:font-name-complex="Arial"/>
    </style:style>
    <style:style style:name="P75" style:family="paragraph" style:parent-style-name="Heading_20_1">
      <style:text-properties style:font-name="Arial" style:font-name-complex="Arial"/>
    </style:style>
    <style:style style:name="P76" style:family="paragraph" style:parent-style-name="Heading_20_1" style:list-style-name="">
      <style:paragraph-properties fo:margin-left="0in" fo:margin-right="0in" fo:text-indent="0in" style:auto-text-indent="false"/>
      <style:text-properties style:font-name-complex="Arial"/>
    </style:style>
    <style:style style:name="P77" style:family="paragraph" style:parent-style-name="infoblue" style:list-style-name="WW8Num5">
      <style:paragraph-properties fo:margin-left="0.2917in" fo:margin-right="0in" fo:text-indent="-0.2917in" style:auto-text-indent="false">
        <style:tab-stops>
          <style:tab-stop style:position="0.2917in"/>
        </style:tab-stops>
      </style:paragraph-properties>
      <style:text-properties style:use-window-font-color="true" style:font-name="Arial1"/>
    </style:style>
    <style:style style:name="P78" style:family="paragraph" style:parent-style-name="Header" style:list-style-name="WW8Num4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  <style:text-properties style:font-name="Arial" style:font-name-complex="Arial"/>
    </style:style>
    <style:style style:name="P79" style:family="paragraph" style:parent-style-name="Header" style:list-style-name="WW8Num10">
      <style:paragraph-properties fo:margin-left="0.2917in" fo:margin-right="0in" fo:text-indent="-0.2917in" style:auto-text-indent="false">
        <style:tab-stops>
          <style:tab-stop style:position="0.2472in"/>
          <style:tab-stop style:position="0.2917in"/>
          <style:tab-stop style:position="3in" style:type="center"/>
          <style:tab-stop style:position="6in" style:type="right"/>
        </style:tab-stops>
      </style:paragraph-properties>
    </style:style>
    <style:style style:name="P80" style:family="paragraph" style:parent-style-name="Header" style:list-style-name="WW8Num10">
      <style:paragraph-properties fo:margin-left="0.2917in" fo:margin-right="0in" fo:text-indent="-0.2917in" style:auto-text-indent="false">
        <style:tab-stops>
          <style:tab-stop style:position="0.2472in"/>
          <style:tab-stop style:position="0.2917in"/>
          <style:tab-stop style:position="3in" style:type="center"/>
          <style:tab-stop style:position="6in" style:type="right"/>
        </style:tab-stops>
      </style:paragraph-properties>
      <style:text-properties officeooo:rsid="00175165" officeooo:paragraph-rsid="00175165"/>
    </style:style>
    <style:style style:name="P81" style:family="paragraph" style:parent-style-name="Header" style:list-style-name="WW8Num13">
      <style:paragraph-properties fo:margin-left="0.5835in" fo:margin-right="0in" fo:text-indent="-0.2917in" style:auto-text-indent="false">
        <style:tab-stops>
          <style:tab-stop style:position="0.2917in"/>
          <style:tab-stop style:position="3in" style:type="center"/>
          <style:tab-stop style:position="6in" style:type="right"/>
        </style:tab-stops>
      </style:paragraph-properties>
      <style:text-properties style:font-name="Arial" style:font-name-complex="Arial"/>
    </style:style>
    <style:style style:name="P82" style:family="paragraph" style:parent-style-name="Header" style:list-style-name="WW8Num13">
      <style:paragraph-properties fo:margin-left="0.5835in" fo:margin-right="0in" fo:text-indent="-0.2917in" style:auto-text-indent="false">
        <style:tab-stops>
          <style:tab-stop style:position="0.2917in"/>
          <style:tab-stop style:position="3in" style:type="center"/>
          <style:tab-stop style:position="6in" style:type="right"/>
        </style:tab-stops>
      </style:paragraph-properties>
      <style:text-properties style:font-name="Arial" officeooo:rsid="0004e35d" officeooo:paragraph-rsid="0004e35d" style:font-name-complex="Arial"/>
    </style:style>
    <style:style style:name="T1" style:family="text">
      <style:text-properties officeooo:rsid="0006215e"/>
    </style:style>
    <style:style style:name="T2" style:family="text">
      <style:text-properties fo:font-size="20pt" style:font-size-asian="20pt" style:font-name-complex="Arial"/>
    </style:style>
    <style:style style:name="T3" style:family="text">
      <style:text-properties fo:font-size="20pt" officeooo:rsid="00047825" style:font-size-asian="20pt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tyle="italic" style:font-style-asian="italic" style:font-name-complex="Arial" style:font-style-complex="italic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tyle="italic" style:font-style-asian="italic" style:font-name-complex="Arial" style:font-style-complex="italic"/>
    </style:style>
    <style:style style:name="T9" style:family="text">
      <style:text-properties officeooo:rsid="0004e35d"/>
    </style:style>
    <style:style style:name="T10" style:family="text">
      <style:text-properties officeooo:rsid="00079312"/>
    </style:style>
    <style:style style:name="T11" style:family="text">
      <style:text-properties officeooo:rsid="0009fa86"/>
    </style:style>
    <style:style style:name="T12" style:family="text">
      <style:text-properties officeooo:rsid="000ad087"/>
    </style:style>
    <style:style style:name="T13" style:family="text">
      <style:text-properties officeooo:rsid="001055ce"/>
    </style:style>
    <style:style style:name="T14" style:family="text">
      <style:text-properties officeooo:rsid="001432a2"/>
    </style:style>
    <style:style style:name="T15" style:family="text">
      <style:text-properties officeooo:rsid="00168c21"/>
    </style:style>
    <style:style style:name="T16" style:family="text">
      <style:text-properties style:font-name="Arial1" fo:font-style="italic" officeooo:rsid="00168c21" style:font-style-asian="italic" style:font-name-complex="Arial" style:font-style-complex="italic"/>
    </style:style>
    <style:style style:name="T17" style:family="text">
      <style:text-properties style:font-name="Arial1" fo:font-style="normal" officeooo:rsid="00168c21" style:font-style-asian="normal" style:font-name-complex="Arial" style:font-style-complex="normal"/>
    </style:style>
    <style:style style:name="T18" style:family="text">
      <style:text-properties officeooo:rsid="00175165"/>
    </style:style>
    <style:style style:name="T1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<text:bookmark-start text:name="nomeSistema"/><text:span text:style-name="T2">Sistema Gerenciador de Filas - </text:span><text:bookmark-end text:name="nomeSistema"/><text:span text:style-name="T2">CPGQueu</text:span><text:span text:style-name="T3">e</text:span></text:h>
      <text:h text:style-name="P68" text:outline-level="1"><text:bookmark-start text:name="nomeDocumento"/>Documento de Visão <text:bookmark-end text:name="nomeDocumento"/></text:h>
      <text:p text:style-name="P38"/>
      <text:h text:style-name="P69" text:outline-level="1"><text:bookmark-start text:name="versao"/></text:h>
      <text:p text:style-name="P4"><text:bookmark-end text:name="versao"/></text:p>
      <text:p text:style-name="P5"/>
      <text:p text:style-name="P57">Histórico de Alteraçõ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4">Data</text:p>
          </table:table-cell>
          <table:table-cell table:style-name="Table7.A1" office:value-type="string">
            <text:p text:style-name="P47">Versão</text:p>
          </table:table-cell>
          <table:table-cell table:style-name="Table7.A1" office:value-type="string">
            <text:p text:style-name="P47">Descrição</text:p>
          </table:table-cell>
          <table:table-cell table:style-name="Table7.D1" office:value-type="string">
            <text:p text:style-name="P51">Autor<text:span text:style-name="T1">(es)</text:span></text:p>
          </table:table-cell>
        </table:table-row>
        <table:table-row table:style-name="Table7.1">
          <table:table-cell table:style-name="Table7.A2" office:value-type="string">
            <text:p text:style-name="P33">25/10/2016</text:p>
          </table:table-cell>
          <table:table-cell table:style-name="Table7.B2" office:value-type="string">
            <text:p text:style-name="P46">1.3</text:p>
          </table:table-cell>
          <table:table-cell table:style-name="Table7.C2" office:value-type="string">
            <text:p text:style-name="P46">Alteração em algumas nomenclaturas <text:span text:style-name="T15">e declarações do documento</text:span>.</text:p>
          </table:table-cell>
          <table:table-cell table:style-name="Table7.D2" office:value-type="string">
            <text:p text:style-name="P50">Cecília Assis, João <text:span text:style-name="T14">Batista e Vinicius Resende</text:span></text:p>
          </table:table-cell>
        </table:table-row>
        <table:table-row table:style-name="Table7.1">
          <table:table-cell table:style-name="Table7.A3" office:value-type="string">
            <text:p text:style-name="P31"><text:span text:style-name="T1">20</text:span>/<text:span text:style-name="T1">10</text:span>/20<text:span text:style-name="T1">16</text:span></text:p>
          </table:table-cell>
          <table:table-cell table:style-name="Table7.B3" office:value-type="string">
            <text:p text:style-name="P43"><text:span text:style-name="T1">1</text:span>.<text:span text:style-name="T1">2</text:span></text:p>
          </table:table-cell>
          <table:table-cell table:style-name="Table7.C3" office:value-type="string">
            <text:p text:style-name="P44">Retirada de requisitos funcionais e não funcionais, <text:span text:style-name="T10">adição do histórico de alterações</text:span>.</text:p>
          </table:table-cell>
          <table:table-cell table:style-name="Table7.D3" office:value-type="string">
            <text:p text:style-name="P48">C<text:span text:style-name="T1">ecíia Assis</text:span></text:p>
          </table:table-cell>
        </table:table-row>
        <table:table-row table:style-name="Table7.1">
          <table:table-cell table:style-name="Table7.A4" office:value-type="string">
            <text:p text:style-name="P31">1<text:span text:style-name="T1">6</text:span>/1<text:span text:style-name="T1">0</text:span>/20<text:span text:style-name="T1">16</text:span></text:p>
          </table:table-cell>
          <table:table-cell table:style-name="Table7.B4" office:value-type="string">
            <text:p text:style-name="P45">1.1</text:p>
          </table:table-cell>
          <table:table-cell table:style-name="Table7.C4" office:value-type="string">
            <text:p text:style-name="P43"><text:span text:style-name="T1">Alteração nos nomes participantes do projeto</text:span>.</text:p>
          </table:table-cell>
          <table:table-cell table:style-name="Table7.D4" office:value-type="string">
            <text:p text:style-name="P48">C<text:span text:style-name="T1">ecíia Assis</text:span></text:p>
          </table:table-cell>
        </table:table-row>
        <table:table-row table:style-name="Table7.1">
          <table:table-cell table:style-name="Table7.A5" office:value-type="string">
            <text:p text:style-name="P32">29/09/2016</text:p>
          </table:table-cell>
          <table:table-cell table:style-name="Table7.B5" office:value-type="string">
            <text:p text:style-name="P44">0.0</text:p>
          </table:table-cell>
          <table:table-cell table:style-name="Table7.C5" office:value-type="string">
            <text:p text:style-name="P44">Criação do <text:span text:style-name="T15">d</text:span>ocumento.</text:p>
          </table:table-cell>
          <table:table-cell table:style-name="Table7.D5" office:value-type="string">
            <text:p text:style-name="P49">Cecília Assis e Vinicius Resende</text:p>
          </table:table-cell>
        </table:table-row>
      </table:table>
      <text:h text:style-name="P74" text:outline-level="1" text:is-list-header="true"/>
      <text:h text:style-name="P74" text:outline-level="1">Introdução</text:h>
      <text:h text:style-name="P70" text:outline-level="2">Finalidade</text:h>
      <text:p text:style-name="P20"><text:span text:style-name="T5">A finalidade deste documento é definir a visão que os </text:span><text:span text:style-name="T6">stakeholders</text:span><text:span text:style-name="T5"> têm do produto, em termos de suas necessidades e das funcionalidades para atendê-las. O documento contém uma visão geral dos requisitos mais importantes do projeto.</text:span></text:p>
      <text:p text:style-name="P22"/>
      <text:h text:style-name="P70" text:outline-level="2">Escopo do Documento</text:h>
      <text:p text:style-name="P22">Este documento de visão se aplica ao Sistema Gerenciador de Filas – CPGQueue. O projeto CPGQueue tem por objetivo a automação tecnológica de soluções de informática para fluxos de filas em geral.</text:p>
      <text:p text:style-name="P10"><text:bookmark-start text:name="_Ref66161552"/><text:bookmark-start text:name="_Ref66161547"/></text:p>
      <text:h text:style-name="P70" text:outline-level="2">Referências<text:bookmark-end text:name="_Ref66161552"/><text:bookmark-end text:name="_Ref66161547"/></text:h>
      <text:p text:style-name="P24">Este documento poderá ser complementado ao ter em mãos os documentos descritos:</text:p>
      <text:h text:style-name="P72" text:outline-level="3">Documento de Requisitos</text:h>
      <text:p text:style-name="P39">Informa todos os requisitos <text:span text:style-name="T15">funcionais, </text:span>não-funcionais <text:span text:style-name="T15">e regras de negócio </text:span>do projeto.</text:p>
      <text:h text:style-name="P71" text:outline-level="3">Diagrama de Caso de Uso</text:h>
      <text:p text:style-name="P39">Elucida casos de uso utilizados no projeto.</text:p>
      <text:h text:style-name="P71" text:outline-level="3">Diagrama de Classes</text:h>
      <text:p text:style-name="P23">Esclarece as funcionalidades do software e comunicação entre os componentes deste. Facilitação dos termos técnicos. </text:p>
      <text:p text:style-name="P5"/>
      <text:h text:style-name="P73" text:outline-level="1">Contextualização </text:h>
      <text:h text:style-name="Heading_20_2" text:outline-level="2">Descrição do Problema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Problemas</text:p>
          </table:table-cell>
          <table:table-cell table:style-name="Table1.B1" office:value-type="string">
            <text:list xml:id="list8847244608698431601" text:style-name="WW8Num5">
              <text:list-item>
                <text:p text:style-name="P58">Falta de estrutura para atender os clientes com um tempo de espera razoável;</text:p>
              </text:list-item>
            </text:list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29">Pessoas Atingidas</text:p>
          </table:table-cell>
          <table:table-cell table:style-name="Table1.B2" office:value-type="string">
            <text:list xml:id="list143555540729062" text:continue-numbering="true" text:style-name="WW8Num5">
              <text:list-item>
                <text:p text:style-name="P77">Todos os usuários da organização.</text:p>
              </text:list-item>
            </text:list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9">Cujo impacto é</text:p>
          </table:table-cell>
          <table:table-cell table:style-name="Table1.B3" office:value-type="string">
            <text:list xml:id="list143557434968550" text:continue-numbering="true" text:style-name="WW8Num5">
              <text:list-item>
                <text:p text:style-name="P58">Insatisfação dos clientes devido ao alto tempo de espera;</text:p>
              </text:list-item>
              <text:list-item>
                <text:p text:style-name="P58">Perda de receita, por parte do patrocinador, consoante aos problemas citados.</text:p>
              </text:list-item>
            </text:list>
            <text:p text:style-name="P13"/>
            <text:p text:style-name="P13"/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30">Uma solução bem sucedida traria</text:p>
          </table:table-cell>
          <table:table-cell table:style-name="Table1.B4" office:value-type="string">
            <text:list xml:id="list143557196476163" text:continue-numbering="true" text:style-name="WW8Num5">
              <text:list-item>
                <text:p text:style-name="P58">Agilidade para os fluxos de trabalhos das organizações.</text:p>
              </text:list-item>
              <text:list-item>
                <text:p text:style-name="P58">Independência de plataforma;</text:p>
              </text:list-item>
              <text:list-item>
                <text:p text:style-name="P58">Aumento da eficiência operacional mediante redução do risco operacional e do custo de transações;</text:p>
              </text:list-item>
              <text:list-item>
                <text:p text:style-name="P58">Facilidade e agilidade nos pedidos de manutenção do sistema, por estar documentado e seguindo os padrões de desenvolvimento e implementação;</text:p>
              </text:list-item>
              <text:list-item>
                <text:p text:style-name="P59">Aumento da satisfação dos clientes;</text:p>
              </text:list-item>
              <text:list-item>
                <text:p text:style-name="P59">Redução na perda de receita.</text:p>
              </text:list-item>
            </text:list>
          </table:table-cell>
        </table:table-row>
      </table:table>
      <text:p text:style-name="P5"/>
      <text:h text:style-name="Heading_20_1" text:outline-level="1"><text:span text:style-name="T4">Descrição dos </text:span><text:span text:style-name="T8">Stakeholders</text:span></text:h>
      <text:p text:style-name="P15"><text:span text:style-name="T8"><text:tab/></text:span><text:span text:style-name="T16">Stakeholdes</text:span><text:span text:style-name="T17"> são todas aquelas pessoas que influenciam ou são influencias, direta/indiretamente pelo projeto.</text:span></text:p>
      <text:p text:style-name="P14"/>
      <text:h text:style-name="Heading_20_2" text:outline-level="2"><text:span text:style-name="T4">Principais </text:span><text:span text:style-name="T8">Stakeholders</text:span><text:span text:style-name="T4"> e Usuários</text:span></text:h>
      <text:p text:style-name="P40">Essa seção será detalhada no documento termo de atribuição de papéis e responsabilidades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Identificação</text:p>
          </table:table-cell>
          <table:table-cell table:style-name="Table2.A1" office:value-type="string">
            <text:p text:style-name="P8">Responsabilidades</text:p>
          </table:table-cell>
          <table:table-cell table:style-name="Table2.C1" office:value-type="string">
            <text:p text:style-name="P9">Stakeholders</text:p>
          </table:table-cell>
        </table:table-row>
        <table:table-row table:style-name="Table2.1">
          <table:table-cell table:style-name="Table2.A2" office:value-type="string">
            <text:p text:style-name="P5">Analistas de Requisitos</text:p>
          </table:table-cell>
          <table:table-cell table:style-name="Table2.B2" office:value-type="string">
            <text:p text:style-name="P2">Definir e aprovar os requisitos e especificações de negócio do sistema, testar e homologar o sistema.</text:p>
          </table:table-cell>
          <table:table-cell table:style-name="Table2.C2" office:value-type="string">
            <text:p text:style-name="P2">Cecilia Assis</text:p>
            <text:p text:style-name="P2">Vinicíus Resende</text:p>
          </table:table-cell>
        </table:table-row>
        <table:table-row table:style-name="Table2.1">
          <table:table-cell table:style-name="Table2.A3" office:value-type="string">
            <text:p text:style-name="P5">Arquiteto do Projeto</text:p>
          </table:table-cell>
          <table:table-cell table:style-name="Table2.B3" office:value-type="string">
            <text:p text:style-name="P2">Definir a arquitetura a ser utilizada no sistema.</text:p>
          </table:table-cell>
          <table:table-cell table:style-name="Table2.C3" office:value-type="string">
            <text:p text:style-name="P25">Cecilia Assis</text:p>
            <text:p text:style-name="P25">Vinícius Resende</text:p>
          </table:table-cell>
        </table:table-row>
        <table:table-row table:style-name="Table2.1">
          <table:table-cell table:style-name="Table2.A4" office:value-type="string">
            <text:p text:style-name="P5">Gerente de Projeto</text:p>
          </table:table-cell>
          <table:table-cell table:style-name="Table2.B4" office:value-type="string">
            <text:p text:style-name="P2">Definir responsabilidades gerais.</text:p>
          </table:table-cell>
          <table:table-cell table:style-name="Table2.C4" office:value-type="string">
            <text:p text:style-name="P25">João Batista Simão</text:p>
          </table:table-cell>
        </table:table-row>
        <table:table-row table:style-name="Table2.1">
          <table:table-cell table:style-name="Table2.A5" office:value-type="string">
            <text:p text:style-name="P5">Projetista de Interfaces do Projeto</text:p>
          </table:table-cell>
          <table:table-cell table:style-name="Table2.B5" office:value-type="string">
            <text:p text:style-name="P2">Definir e prover recursos das interfaces do sistema.</text:p>
          </table:table-cell>
          <table:table-cell table:style-name="Table2.C5" office:value-type="string">
            <text:p text:style-name="P26">Cecilia Assis</text:p>
            <text:p text:style-name="P26">Vinícius Resende</text:p>
          </table:table-cell>
        </table:table-row>
        <table:table-row table:style-name="Table2.1">
          <table:table-cell table:style-name="Table2.A6" office:value-type="string">
            <text:p text:style-name="P5">Programadores</text:p>
          </table:table-cell>
          <table:table-cell table:style-name="Table2.B6" office:value-type="string">
            <text:p text:style-name="P2">Implementar o sistema conforme as especificações.</text:p>
          </table:table-cell>
          <table:table-cell table:style-name="Table2.C6" office:value-type="string">
            <text:p text:style-name="P25">Cecilia Assis</text:p>
            <text:p text:style-name="P25">Vinícius Resende</text:p>
          </table:table-cell>
        </table:table-row>
        <table:table-row table:style-name="Table2.1">
          <table:table-cell table:style-name="Table2.A7" office:value-type="string">
            <text:p text:style-name="P5">Organização</text:p>
          </table:table-cell>
          <table:table-cell table:style-name="Table2.B7" office:value-type="string">
            <text:p text:style-name="P2">Fazer a aquisição do sistema.</text:p>
            <text:p text:style-name="P2">Apresentar o problema a ser solucionado.</text:p>
          </table:table-cell>
          <table:table-cell table:style-name="Table2.C7" office:value-type="string">
            <text:p text:style-name="P27">Churrascaria Picanha Gaúcha</text:p>
          </table:table-cell>
        </table:table-row>
        <table:table-row table:style-name="Table2.1">
          <table:table-cell table:style-name="Table2.A8" office:value-type="string">
            <text:p text:style-name="P5">Usuário</text:p>
          </table:table-cell>
          <table:table-cell table:style-name="Table2.B8" office:value-type="string">
            <text:p text:style-name="P2">Fazer a utilização do sistema.</text:p>
          </table:table-cell>
          <table:table-cell table:style-name="Table2.C8" office:value-type="string">
            <text:p text:style-name="P27">Clientes da churrascaria</text:p>
          </table:table-cell>
        </table:table-row>
      </table:table>
      <text:p text:style-name="P41"/>
      <text:h text:style-name="Heading_20_2" text:outline-level="2"><text:bookmark-start text:name="_Ref180984323"/><text:bookmark-start text:name="_Ref69179048"/><text:span text:style-name="T4">Necessidades Chave dos </text:span><text:span text:style-name="T8">Stakeholders</text:span> e dos Usuários<text:bookmark-end text:name="_Ref180984323"/><text:bookmark-end text:name="_Ref69179048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No.</text:p>
          </table:table-cell>
          <table:table-cell table:style-name="Table3.A1" office:value-type="string">
            <text:p text:style-name="P8">Descrição</text:p>
          </table:table-cell>
          <table:table-cell table:style-name="Table3.A1" office:value-type="string">
            <text:p text:style-name="P8">Prioridade do Cliente</text:p>
            <text:p text:style-name="P8">(Crítico, Útil e Importante)</text:p>
          </table:table-cell>
          <table:table-cell table:style-name="Table3.D1" office:value-type="string">
            <text:p text:style-name="P8">Observações</text:p>
          </table:table-cell>
        </table:table-row>
        <table:table-row table:style-name="Table3.1">
          <table:table-cell table:style-name="Table3.A2" office:value-type="string">
            <text:list xml:id="list194107568047217683" text:style-name="WW8Num14">
              <text:list-item>
                <text:p text:style-name="P52"/>
              </text:list-item>
            </text:list>
          </table:table-cell>
          <table:table-cell table:style-name="Table3.B2" office:value-type="string">
            <text:p text:style-name="P5">Manter <text:span text:style-name="T13">Fila</text:span></text:p>
          </table:table-cell>
          <table:table-cell table:style-name="Table3.C2" office:value-type="string">
            <text:p text:style-name="P5">Crítico</text:p>
          </table:table-cell>
          <table:table-cell table:style-name="Table3.D2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list xml:id="list143557270081866" text:continue-numbering="true" text:style-name="WW8Num14">
              <text:list-item>
                <text:p text:style-name="P54"/>
              </text:list-item>
            </text:list>
          </table:table-cell>
          <table:table-cell table:style-name="Table3.B3" office:value-type="string">
            <text:p text:style-name="P5">Manter Usuário</text:p>
          </table:table-cell>
          <table:table-cell table:style-name="Table3.C3" office:value-type="string">
            <text:p text:style-name="P2">Crítico</text:p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4" office:value-type="string">
            <text:list xml:id="list143556423740370" text:continue-numbering="true" text:style-name="WW8Num14">
              <text:list-item>
                <text:p text:style-name="P54"/>
              </text:list-item>
            </text:list>
          </table:table-cell>
          <table:table-cell table:style-name="Table3.B4" office:value-type="string">
            <text:p text:style-name="P5">Emitir Relatórios</text:p>
          </table:table-cell>
          <table:table-cell table:style-name="Table3.C4" office:value-type="string">
            <text:p text:style-name="P5">Importante</text:p>
          </table:table-cell>
          <table:table-cell table:style-name="Table3.D4" office:value-type="string">
            <text:p text:style-name="P5">Utilização de um banco de dados para persistência das informações.</text:p>
          </table:table-cell>
        </table:table-row>
        <table:table-row table:style-name="Table3.1">
          <table:table-cell table:style-name="Table3.A5" office:value-type="string">
            <text:list xml:id="list143556460231856" text:continue-numbering="true" text:style-name="WW8Num14">
              <text:list-item>
                <text:p text:style-name="P54"/>
              </text:list-item>
            </text:list>
          </table:table-cell>
          <table:table-cell table:style-name="Table3.B5" office:value-type="string">
            <text:p text:style-name="P5">Manter <text:span text:style-name="T18">Mesa</text:span></text:p>
          </table:table-cell>
          <table:table-cell table:style-name="Table3.C5" office:value-type="string">
            <text:p text:style-name="P5">Crítico</text:p>
          </table:table-cell>
          <table:table-cell table:style-name="Table3.D5" office:value-type="string">
            <text:p text:style-name="P7"/>
          </table:table-cell>
        </table:table-row>
      </table:table>
      <text:h text:style-name="P76" text:outline-level="1"/>
      <text:h text:style-name="P73" text:outline-level="1">Visão Geral do Produto</text:h>
      <text:h text:style-name="P70" text:outline-level="2"><text:bookmark-start text:name="_Ref180984332"/>Perspectiva do Produto<text:bookmark-end text:name="_Ref180984332"/></text:h>
      <text:p text:style-name="P28"><text:span text:style-name="T7"><text:s text:c="2"/></text:span><text:span text:style-name="T5">Sua finalidade é agilizar o processo de espera em filas de uma organização, além de ter um maior controle sobre os estados dos fluxos.</text:span></text:p>
      <text:p text:style-name="P36"><text:bookmark-start text:name="_Ref69179152"/><text:soft-page-break/>Resumo das funcionalidades do Produto<text:bookmark-end text:name="_Ref6917915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Necessidades</text:p>
          </table:table-cell>
          <table:table-cell table:style-name="Table4.B1" office:value-type="string">
            <text:p text:style-name="P8">Funcionalidades Correspondentes</text:p>
          </table:table-cell>
        </table:table-row>
        <table:table-row table:style-name="Table4.2">
          <table:table-cell table:style-name="Table4.A2" office:value-type="string">
            <text:list xml:id="list154216194257148763" text:style-name="WW8Num4">
              <text:list-item>
                <text:p text:style-name="P56">Manter <text:span text:style-name="T18">Fila</text:span></text:p>
              </text:list-item>
            </text:list>
          </table:table-cell>
          <table:table-cell table:style-name="Table4.B2" office:value-type="string">
            <text:list xml:id="list3686454075090460053" text:style-name="WW8Num8">
              <text:list-item>
                <text:p text:style-name="P60">Inserir Usuário <text:span text:style-name="T11">na fila</text:span>;</text:p>
              </text:list-item>
              <text:list-item>
                <text:p text:style-name="P60">Remover Usuário <text:span text:style-name="T11">da fila</text:span>;</text:p>
              </text:list-item>
              <text:list-item>
                <text:p text:style-name="P66"><text:span text:style-name="T5">Consultar fila.</text:span></text:p>
              </text:list-item>
            </text:list>
          </table:table-cell>
        </table:table-row>
        <table:table-row table:style-name="Table4.1">
          <table:table-cell table:style-name="Table4.A3" office:value-type="string">
            <text:list xml:id="list143557585248596" text:continue-list="list154216194257148763" text:style-name="WW8Num4">
              <text:list-item>
                <text:p text:style-name="P56">Manter Usuário</text:p>
              </text:list-item>
            </text:list>
          </table:table-cell>
          <table:table-cell table:style-name="Table4.B3" office:value-type="string">
            <text:list xml:id="list982630840926546808" text:style-name="WW8Num10">
              <text:list-item>
                <text:p text:style-name="P79"><text:span text:style-name="T5"><text:s/>Cadastrar Usuário;</text:span></text:p>
              </text:list-item>
              <text:list-item>
                <text:p text:style-name="P79"><text:span text:style-name="T5"><text:s/>Consultar Usuário;</text:span></text:p>
              </text:list-item>
              <text:list-item>
                <text:p text:style-name="P79"><text:span text:style-name="T5"><text:s/>Editar Usuário;</text:span></text:p>
              </text:list-item>
              <text:list-item>
                <text:p text:style-name="P79"><text:span text:style-name="T5"><text:s/>Excluir Usuário;</text:span></text:p>
              </text:list-item>
              <text:list-item>
                <text:p text:style-name="P80"><text:span text:style-name="T5"><text:s/>Consultar Posição do Usuário na Fila.</text:span>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43555791680095" text:continue-list="list143557585248596" text:style-name="WW8Num4">
              <text:list-item>
                <text:p text:style-name="P56">Emitir Relatórios</text:p>
              </text:list-item>
            </text:list>
          </table:table-cell>
          <table:table-cell table:style-name="Table4.B4" office:value-type="string">
            <text:list xml:id="list205387096551774346" text:style-name="WW8Num9">
              <text:list-item>
                <text:p text:style-name="P61">Emitir Relatório<text:span text:style-name="T18">s</text:span> Analítico<text:span text:style-name="T18">s.</text:span></text:p>
              </text:list-item>
            </text:list>
          </table:table-cell>
        </table:table-row>
        <table:table-row table:style-name="Table4.1">
          <table:table-cell table:style-name="Table4.A5" office:value-type="string">
            <text:list xml:id="list143555625755861" text:continue-list="list143555791680095" text:style-name="WW8Num4">
              <text:list-item>
                <text:p text:style-name="P78">Manter <text:span text:style-name="T18">Mesa</text:span></text:p>
              </text:list-item>
            </text:list>
          </table:table-cell>
          <table:table-cell table:style-name="Table4.B5" office:value-type="string">
            <text:list xml:id="list5194897772239928547" text:style-name="WW8Num7">
              <text:list-item>
                <text:p text:style-name="P62">Cadastrar <text:span text:style-name="T12">M</text:span>esa;</text:p>
              </text:list-item>
              <text:list-item>
                <text:p text:style-name="P62">Consultar <text:span text:style-name="T12">O</text:span>cupação da <text:span text:style-name="T12">M</text:span>esa;</text:p>
              </text:list-item>
              <text:list-item>
                <text:p text:style-name="P62">Alterar <text:span text:style-name="T12">D</text:span>isponibilidade da <text:span text:style-name="T12">M</text:span>esa;</text:p>
              </text:list-item>
              <text:list-item>
                <text:p text:style-name="P63"><text:span text:style-name="T18">Escolher Quantidade de Mesas Disponíveis.</text:span></text:p>
              </text:list-item>
            </text:list>
          </table:table-cell>
        </table:table-row>
      </table:table>
      <text:h text:style-name="P70" text:outline-level="2" text:is-list-header="true"/>
      <text:h text:style-name="P70" text:outline-level="2">Premissas e Dependências</text:h>
      <text:p text:style-name="P35">O CPGQueue é um sistema <text:s/>que necessidade de ferramentas para seu funcionamento, tais como:</text:p>
      <text:list xml:id="list6872824831963219980" text:style-name="WW8Num6">
        <text:list-item>
          <text:p text:style-name="P64">Conexão com Internet;</text:p>
        </text:list-item>
        <text:list-item>
          <text:p text:style-name="P64">Localização do usuário;</text:p>
        </text:list-item>
        <text:list-item>
          <text:p text:style-name="P64">Comunicação com o servidor;</text:p>
        </text:list-item>
        <text:list-item>
          <text:p text:style-name="P64">Sistema Gerenciador de Banco de Dados;</text:p>
          <text:p text:style-name="P64"/>
        </text:list-item>
      </text:list>
      <text:h text:style-name="P70" text:outline-level="2"><text:bookmark-start text:name="_Ref180984642"/>Limites do Produto<text:bookmark-end text:name="_Ref180984642"/></text:h>
      <text:p text:style-name="P21">O sistema CPGQueue não abrange:</text:p>
      <text:list xml:id="list2107665801982098629" text:style-name="WW8Num11">
        <text:list-item>
          <text:p text:style-name="P65">Utilização fora do raio do restaurante.</text:p>
          <text:p text:style-name="P65"/>
        </text:list-item>
      </text:list>
      <text:h text:style-name="Heading_20_1" text:outline-level="1">Precedência e Prioridade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No.</text:p>
          </table:table-cell>
          <table:table-cell table:style-name="Table5.A1" office:value-type="string">
            <text:p text:style-name="P8">Funcionalidade</text:p>
          </table:table-cell>
          <table:table-cell table:style-name="Table5.A1" office:value-type="string">
            <text:p text:style-name="P8">Prioridade do Cliente</text:p>
          </table:table-cell>
          <table:table-cell table:style-name="Table5.D1" office:value-type="string">
            <text:p text:style-name="P8">Entrega</text:p>
          </table:table-cell>
        </table:table-row>
        <table:table-row table:style-name="Table5.1">
          <table:table-cell table:style-name="Table5.A2" office:value-type="string">
            <text:list xml:id="list8617243568174121103" text:style-name="WW8Num3">
              <text:list-item>
                <text:p text:style-name="P53"/>
              </text:list-item>
            </text:list>
          </table:table-cell>
          <table:table-cell table:style-name="Table5.B2" office:value-type="string">
            <text:p text:style-name="P6">Manter <text:span text:style-name="T18">Fila</text:span></text:p>
          </table:table-cell>
          <table:table-cell table:style-name="Table5.C2" office:value-type="string">
            <text:p text:style-name="P6">Crítico</text:p>
          </table:table-cell>
          <table:table-cell table:style-name="Table5.D2" office:value-type="string">
            <text:p text:style-name="P6">1</text:p>
          </table:table-cell>
        </table:table-row>
        <table:table-row table:style-name="Table5.1">
          <table:table-cell table:style-name="Table5.A3" office:value-type="string">
            <text:list xml:id="list143556377439337" text:continue-numbering="true" text:style-name="WW8Num3">
              <text:list-item>
                <text:p text:style-name="P55"/>
              </text:list-item>
            </text:list>
          </table:table-cell>
          <table:table-cell table:style-name="Table5.B3" office:value-type="string">
            <text:p text:style-name="P6">Manter Usuário</text:p>
          </table:table-cell>
          <table:table-cell table:style-name="Table5.C3" office:value-type="string">
            <text:p text:style-name="P6">Crítico</text:p>
          </table:table-cell>
          <table:table-cell table:style-name="Table5.D3" office:value-type="string">
            <text:p text:style-name="P6">1</text:p>
          </table:table-cell>
        </table:table-row>
        <table:table-row table:style-name="Table5.1">
          <table:table-cell table:style-name="Table5.A4" office:value-type="string">
            <text:list xml:id="list143556068637819" text:continue-numbering="true" text:style-name="WW8Num3">
              <text:list-item>
                <text:p text:style-name="P55"/>
              </text:list-item>
            </text:list>
          </table:table-cell>
          <table:table-cell table:style-name="Table5.B4" office:value-type="string">
            <text:p text:style-name="P6">Emitir Relatórios</text:p>
          </table:table-cell>
          <table:table-cell table:style-name="Table5.C4" office:value-type="string">
            <text:p text:style-name="P6">Importante</text:p>
          </table:table-cell>
          <table:table-cell table:style-name="Table5.D4" office:value-type="string">
            <text:p text:style-name="P6">2</text:p>
          </table:table-cell>
        </table:table-row>
        <table:table-row table:style-name="Table5.1">
          <table:table-cell table:style-name="Table5.A5" office:value-type="string">
            <text:list xml:id="list143557278585810" text:continue-numbering="true" text:style-name="WW8Num3">
              <text:list-item>
                <text:p text:style-name="P55"/>
              </text:list-item>
            </text:list>
          </table:table-cell>
          <table:table-cell table:style-name="Table5.B5" office:value-type="string">
            <text:p text:style-name="P6">Manter <text:span text:style-name="T18">M</text:span>esa</text:p>
          </table:table-cell>
          <table:table-cell table:style-name="Table5.C5" office:value-type="string">
            <text:p text:style-name="P6">Crítico</text:p>
          </table:table-cell>
          <table:table-cell table:style-name="Table5.D5" office:value-type="string">
            <text:p text:style-name="P6">1</text:p>
          </table:table-cell>
        </table:table-row>
      </table:table>
      <text:p text:style-name="P5"/>
      <text:p text:style-name="P5"><text:tab/>Obs.: O critério entrega será utilizado para agrupar as funcionalidades que serão entregues ao em prazos pré-determinados pelo gerente de projeto e analista de requisitos da equipe.</text:p>
      <text:h text:style-name="P75" text:outline-level="1" text:is-list-header="true"/>
      <text:h text:style-name="P73" text:outline-level="1">Restrições Técnicas</text:h>
      <text:h text:style-name="P70" text:outline-level="2">Padrões Aplicáveis</text:h>
      <text:p text:style-name="P37">Os seguintes padrões técnicos serão seguidos:</text:p>
      <text:list xml:id="list2562956184654600769" text:style-name="WW8Num13">
        <text:list-item>
          <text:p text:style-name="P81">Padrões visuais de interface;</text:p>
        </text:list-item>
        <text:list-item>
          <text:p text:style-name="P81">Padrões de codificação em Java<text:span text:style-name="T9">Script</text:span> definido pela Equipe do projeto;</text:p>
        </text:list-item>
        <text:list-item>
          <text:p text:style-name="P82">Uso do framework Ionic/Cordova;</text:p>
        </text:list-item>
        <text:list-item>
          <text:p text:style-name="P82">Uso do framework AngularJS.</text:p>
          <text:p text:style-name="P81"/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ingdings" svg:font-family="Wingdings, 'Abyssinica SIL'"/>
    <style:font-face style:name="Courier New1" svg:font-family="'Courier New'" style:font-family-generic="modern"/>
    <style:font-face style:name="Book Antiqua" svg:font-family="'Book Antiqua', Constantia" style:font-family-generic="roman"/>
    <style:font-face style:name="Symbol" svg:font-family="Symbol, 'Abyssinica SIL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Helvetica" svg:font-family="Helvetica, Arial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fo:font-size="10pt" fo:language="pt" fo:country="BR" style:font-name-asian="Times New Roman" style:font-family-asian="'Times New Roman'" style:font-family-generic-asian="roman" style:font-size-asian="10pt" style:language-asian="en" style:country-asian="US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fo:font-size="18pt" fo:font-weight="bold" style:font-size-asian="18pt" style:font-weight-asian="bold" style:font-name-complex="Arial" style:font-family-complex="Arial" style:font-family-generic-complex="swiss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  <style:text-properties style:font-name="Arial" fo:font-family="Arial" style:font-family-generic="swiss" fo:language="pt" fo:country="BR" style:font-name-complex="Arial" style:font-family-complex="Arial" style:font-family-generic-complex="swis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swiss" fo:font-size="12pt" fo:font-weight="bold" style:font-size-asian="12pt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language="pt" fo:country="BR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style:language-asian="pt" style:country-asian="BR" style:font-style-complex="italic"/>
    </style:style>
    <style:style style:name="Bullet" style:family="paragraph" style:parent-style-name="Standard" style:list-style-name="WW8Num2">
      <style:paragraph-properties fo:margin-left="0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, Constantia" style:font-family-generic="roman" style:font-name-complex="Book Antiqua" style:font-family-complex="'Book Antiqua', Constantia" style:font-family-generic-complex="roman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, Constantia" style:font-family-generic="roman" style:language-asian="en" style:country-asian="US" style:font-name-complex="Book Antiqua" style:font-family-complex="'Book Antiqua', Constantia" style:font-family-generic-complex="roman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fo:font-size="16pt" fo:font-weight="bold" style:letter-kerning="true" style:font-size-asian="16pt" style:font-weight-asian="bold" style:font-name-complex="Arial" style:font-family-complex="Arial" style:font-family-generic-complex="swiss"/>
    </style:style>
    <style:style style:name="infoblue0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 Unicode MS" fo:font-family="'Arial Unicode MS', 'Times New Roman'" style:font-family-generic="swiss" fo:font-size="12pt" fo:language="pt" fo:country="BR" style:font-name-asian="Arial Unicode MS" style:font-family-asian="'Arial Unicode MS', 'Times New Roman'" style:font-family-generic-asian="swiss" style:font-size-asian="12pt" style:language-asian="pt" style:country-asian="BR" style:font-name-complex="Arial Unicode MS" style:font-family-complex="'Arial Unicode MS', 'Times New Roman'" style:font-family-generic-complex="swiss" style:font-size-complex="12pt"/>
    </style:style>
    <style:style style:name="Bullet1" style:family="paragraph" style:parent-style-name="Standard" style:list-style-name="">
      <style:paragraph-properties fo:margin-left="0.5in" fo:margin-right="0in" fo:text-indent="-0.3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5in" fo:margin-right="0in" fo:text-indent="0in" style:auto-text-indent="false"/>
      <style:text-properties fo:language="pt" fo:country="BR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6874in" fo:margin-right="0in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fo:language="pt" fo:country="BR" style:language-asian="pt" style:country-asian="BR" style:font-weight-complex="bold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, Arial" style:font-family-generic="swiss" fo:font-size="8pt" style:font-size-asian="8pt" style:font-name-complex="Helvetica" style:font-family-complex="Helvetica, Arial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name-complex="Tahoma" style:font-family-complex="Tahoma" style:font-family-generic-complex="swiss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>
      <style:paragraph-properties fo:margin-left="0.0047in" fo:margin-right="0in" fo:text-indent="-0.0047in" style:auto-text-indent="false"/>
      <style:text-properties style:font-name="Arial" fo:font-family="Arial" style:font-family-generic="swiss" fo:language="pt" fo:country="BR" style:font-name-complex="Arial" style:font-family-complex="Arial" style:font-family-generic-complex="swiss"/>
    </style:style>
    <style:style style:name="Body_20_Text_20_2" style:display-name="Body Text 2" style:family="paragraph" style:parent-style-name="Standard">
      <style:text-properties fo:color="#0000ff"/>
    </style:style>
    <style:style style:name="Balloon_20_Text" style:display-name="Balloon Text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Bullet2" style:family="paragraph" style:parent-style-name="Standard" style:list-style-name="">
      <style:paragraph-properties fo:margin-left="1in" fo:margin-right="0in" fo:text-indent="-0.25in" style:auto-text-indent="false"/>
      <style:text-properties fo:color="#000080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InfoBlue" style:family="paragraph" style:parent-style-name="Standard" style:next-style-name="Text_20_body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fo:language="pt" fo:country="BR" style:font-name-complex="Arial" style:font-family-complex="Arial" style:font-family-generic-complex="swiss" style:font-style-complex="italic" text:display="non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fo:font-size="18pt" fo:language="en" fo:country="AU" fo:font-style="italic" style:font-size-asian="18pt" style:font-style-asian="italic" style:font-name-complex="Arial" style:font-family-complex="Arial" style:font-family-generic-complex="swiss"/>
    </style:style>
    <style:style style:name="Comment_20_Text" style:display-name="Comment Text" style:family="paragraph" style:parent-style-name="Standard"/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, 'Abyssinica SIL'" style:font-family-generic="roman" fo:font-size="10pt" style:font-size-asian="10pt" style:font-name-complex="Symbol" style:font-family-complex="Symbol, 'Abyssinica SIL'" style:font-family-generic-complex="roman"/>
    </style:style>
    <style:style style:name="WW8Num2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, 'Abyssinica SIL'" fo:font-size="10pt" style:font-size-asian="10pt" style:font-name-complex="Wingdings" style:font-family-complex="Wingdings, 'Abyssinica SIL'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, 'Abyssinica SIL'" style:font-name-complex="Wingdings" style:font-family-complex="Wingdings, 'Abyssinica SIL'"/>
    </style:style>
    <style:style style:name="WW8Num6z0" style:family="text">
      <style:text-properties style:font-name="Wingdings" fo:font-family="Wingdings, 'Abyssinica SIL'" style:font-name-complex="Wingdings" style:font-family-complex="Wingdings, 'Abyssinica SIL'"/>
    </style:style>
    <style:style style:name="WW8Num7z0" style:family="text">
      <style:text-properties style:font-name="Wingdings" fo:font-family="Wingdings, 'Abyssinica SIL'" style:font-name-complex="Wingdings" style:font-family-complex="Wingdings, 'Abyssinica SIL'"/>
    </style:style>
    <style:style style:name="WW8Num8z0" style:family="text">
      <style:text-properties style:font-name="Wingdings" fo:font-family="Wingdings, 'Abyssinica SIL'" style:font-name-complex="Wingdings" style:font-family-complex="Wingdings, 'Abyssinica SIL'"/>
    </style:style>
    <style:style style:name="WW8Num9z0" style:family="text">
      <style:text-properties style:font-name="Wingdings" fo:font-family="Wingdings, 'Abyssinica SIL'" style:font-name-complex="Wingdings" style:font-family-complex="Wingdings, 'Abyssinica SIL'"/>
    </style:style>
    <style:style style:name="WW8Num10z0" style:family="text">
      <style:text-properties style:font-name="Wingdings" fo:font-family="Wingdings, 'Abyssinica SIL'" style:font-name-complex="Wingdings" style:font-family-complex="Wingdings, 'Abyssinica SIL'"/>
    </style:style>
    <style:style style:name="WW8Num11z0" style:family="text">
      <style:text-properties style:font-name="Wingdings" fo:font-family="Wingdings, 'Abyssinica SIL'" style:font-name-complex="Wingdings" style:font-family-complex="Wingdings, 'Abyssinica SIL'"/>
    </style:style>
    <style:style style:name="WW8Num12z0" style:family="text">
      <style:text-properties style:font-name="Wingdings" fo:font-family="Wingdings, 'Abyssinica SIL'" style:font-name-complex="Wingdings" style:font-family-complex="Wingdings, 'Abyssinica SIL'"/>
    </style:style>
    <style:style style:name="WW8Num13z0" style:family="text">
      <style:text-properties style:font-name="Wingdings" fo:font-family="Wingdings, 'Abyssinica SIL'" style:font-name-complex="Wingdings" style:font-family-complex="Wingdings, 'Abyssinica SIL'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Oculto" style:family="text" style:parent-style-name="Default_20_Paragraph_20_Font">
      <style:text-properties fo:color="#0000ff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 fo:text-align="center">
          <style:list-level-label-alignment text:label-followed-by="listtab" fo:text-indent="-0.5138in" fo:margin-left="0.6319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StarSymbol" style:font-charset="x-symbol"/>
      </text:list-level-style-bullet>
      <text:list-level-style-bullet text:level="3" text:style-name="WW8Num12z0" style:num-suffix=".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WW8Num12z0" style:num-suffix=".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WW8Num12z0" style:num-suffix=".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 fo:text-align="center">
          <style:list-level-label-alignment text:label-followed-by="listtab" fo:text-indent="-0.5138in" fo:margin-left="0.6319in"/>
        </style:list-level-properties>
      </text:list-level-style-number>
      <text:list-level-style-number text:level="2" text:style-name="WW8Num14z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1986in" table:align="center" style:writing-mode="lr-tb"/>
    </style:style>
    <style:style style:name="Table6.A" style:family="table-column">
      <style:table-column-properties style:column-width="3.6035in"/>
    </style:style>
    <style:style style:name="Table6.B" style:family="table-column">
      <style:table-column-properties style:column-width="2.595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7" style:family="table">
      <style:table-properties style:width="6.4486in" fo:margin-left="-0.075in" table:align="left" style:writing-mode="lr-tb"/>
    </style:style>
    <style:style style:name="Table17.A" style:family="table-column">
      <style:table-column-properties style:column-width="3.1271in"/>
    </style:style>
    <style:style style:name="Table17.B" style:family="table-column">
      <style:table-column-properties style:column-width="3.3215in"/>
    </style:style>
    <style:style style:name="Table17.1" style:family="table-row">
      <style:table-row-properties style:min-row-height="0.2556in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P4" style:family="paragraph" style:parent-style-name="Header">
      <style:paragraph-properties fo:margin-top="0.0417in" fo:margin-bottom="0in" loext:contextual-spacing="false"/>
    </style:style>
    <style:style style:name="MP5" style:family="paragraph" style:parent-style-name="Footer">
      <style:paragraph-properties fo:margin-top="0.0417in" fo:margin-bottom="0in" loext:contextual-spacing="false" fo:text-align="start" style:justify-single-word="false"/>
    </style:style>
    <style:style style:name="MP6" style:family="paragraph" style:parent-style-name="Footer">
      <style:paragraph-properties fo:margin-top="0.0417in" fo:margin-bottom="0in" loext:contextual-spacing="false" fo:text-align="end" style:justify-single-word="false"/>
    </style:style>
    <style:style style:name="MT1" style:family="text"/>
    <style:style style:name="MT2" style:family="text">
      <style:text-properties officeooo:rsid="0006215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>
        <style:header-footer-properties fo:min-height="0.5126in" fo:margin-left="0in" fo:margin-right="0in" fo:margin-top="0.4736in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</style:header>
      <style:foot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Universidade Federal de Uberlândia, <text:date style:data-style-name="N107" text:date-value="2016-10-25T14:35:55.420583789">2016</text:date></text:p>
            </table:table-cell>
            <table:table-cell table:style-name="Table6.A1" office:value-type="string">
              <text:p text:style-name="MP2">Página <text:page-number text:select-page="current">1</text:page-number><text:span text:style-name="Page_20_Number"> de </text:span><text:page-count style:num-format="1">4</text:page-count></text:p>
            </table:table-cell>
          </table:table-row>
        </table:table>
        <text:p text:style-name="MP3"/>
      </style:footer>
    </style:master-page>
    <style:master-page style:name="Convert_20_2" style:display-name="Convert 2" style:page-layout-name="Mpm2">
      <style:header>
        <text:p text:style-name="MP4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MP5">Documento de <text:span text:style-name="MT2">Visão</text:span></text:p>
            </table:table-cell>
            <table:table-cell table:style-name="Table17.A1" office:value-type="string">
              <text:p text:style-name="MP6">Página <text:span text:style-name="Page_20_Number"><text:page-number text:select-page="current">2</text:page-number></text:span><text:span text:style-name="Page_20_Number"> de </text:span><text:span text:style-name="Page_20_Number"><text:page-count style:num-format="1">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Visão</dc:title>
    <meta:initial-creator>João Lúcio Cardozo</meta:initial-creator>
    <meta:creation-date>2008-08-05T09:55:00</meta:creation-date>
    <dc:date>2016-10-25T14:35:55.347383977</dc:date>
    <meta:print-date>2002-05-13T18:16:00</meta:print-date>
    <meta:editing-cycles>77</meta:editing-cycles>
    <meta:editing-duration>PT1H44M18S</meta:editing-duration>
    <meta:generator>LibreOffice/5.1.6.2.0$Linux_X86_64 LibreOffice_project/10$Build-2</meta:generator>
    <meta:document-statistic meta:table-count="8" meta:image-count="0" meta:object-count="0" meta:page-count="4" meta:paragraph-count="172" meta:word-count="783" meta:character-count="5054" meta:non-whitespace-character-count="4484"/>
    <meta:user-defined meta:name="KSOProductBuildVer">1033-10.1.0.5672</meta:user-defined>
    <meta:user-defined meta:name="_AdHocReviewCycleID" meta:value-type="float">156125806</meta:user-defined>
    <meta:user-defined meta:name="_AuthorEmail">andre.siqueira@bcb.gov.br</meta:user-defined>
    <meta:user-defined meta:name="_AuthorEmailDisplayName">Andre Henrique de Siqueira</meta:user-defined>
    <meta:user-defined meta:name="_EmailSubject" meta:value-type="string"/>
    <meta:user-defined meta:name="_NewReviewCycle" meta:value-type="string"/>
    <meta:user-defined meta:name="_ReviewingToolsShownOnce" meta:value-type="string"/>
  </office:meta>
</office:document-meta>
</file>